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60pt" fo:language="pl" fo:country="PL" fo:font-style="normal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style:style style:name="T2" style:family="text">
      <style:text-properties fo:color="#ffffff" style:text-outline="false" style:text-line-through-style="none" fo:font-family="'Times New Roman'" style:font-family-generic="roman" style:font-pitch="variable" fo:font-size="60pt" fo:language="pl" fo:country="PL" fo:font-style="normal" fo:text-shadow="none" style:text-underline-style="none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 style:text-emphasize="none" style:font-relief="none"/>
    </style:style>
    <style:style style:name="T3" style:family="text">
      <style:text-properties fo:color="#ffffff" style:text-outline="false" style:text-line-through-style="none" fo:font-family="'Times New Roman'" style:font-family-generic="roman" style:font-pitch="variable" fo:font-size="60pt" fo:language="pl" fo:country="PL" fo:font-style="normal" fo:text-shadow="none" style:text-underline-style="none" fo:font-weight="bold" style:letter-kerning="true" style:font-size-asian="14pt" style:language-asian="pl" style:country-asian="PL" style:font-style-asian="italic" style:font-weight-asian="bold" style:font-size-complex="14pt" style:font-style-complex="italic" style:font-weight-complex="bold" style:text-emphasize="none" style:font-relief="none"/>
    </style:style>
    <style:style style:name="T4" style:family="text">
      <style:text-properties fo:color="#ffffff" style:text-outline="false" style:text-line-through-style="none" fo:font-family="'Times New Roman'" style:font-family-generic="roman" style:font-pitch="variable" fo:font-size="60pt" fo:language="pl" fo:country="PL" fo:font-style="normal" fo:text-shadow="none" style:text-underline-style="none" fo:font-weight="bold" style:letter-kerning="true" style:font-family-asian="Arial" style:font-family-generic-asian="swiss" style:font-pitch-asian="variable" style:font-size-asian="14pt" style:language-asian="pl" style:country-asian="PL" style:font-style-asian="italic" style:font-weight-asian="bold" style:font-family-complex="Arial" style:font-family-generic-complex="swiss" style:font-pitch-complex="variable" style:font-size-complex="14pt" style:font-style-complex="italic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boję się,</text:span><text:span text:style-name="T1"><text:line-break/></text:span><text:span text:style-name="T1">Gdy ciemno jest,</text:span><text:span text:style-name="T1"><text:line-break/></text:span><text:span text:style-name="T1">Ojciec za rękę</text:span><text:span text:style-name="T1"><text:line-break/></text:span><text:span text:style-name="T1">prowadzi mn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4"><text:span text:style-name="T1">1. Dziękuję Ci Tato</text:span><text:span text:style-name="T1"><text:line-break/></text:span><text:span text:style-name="T1">za wszystko co robisz</text:span><text:span text:style-name="T1"><text:line-break/></text:span><text:span text:style-name="T1">Że bawisz się ze mną</text:span><text:span text:style-name="T1"><text:line-break/></text:span><text:span text:style-name="T1">na rękach mnie nosisz</text:span><text:span text:style-name="T1"><text:line-break/></text:span><text:span text:style-name="T1">Dziękuje Ci Tato</text:span><text:span text:style-name="T1"><text:line-break/></text:span><text:span text:style-name="T1">i wiem to na pewno</text:span><text:span text:style-name="T1"><text:line-break/></text:span><text:span text:style-name="T1">Przez cały czas</text:span><text:span text:style-name="T1"><text:line-break/></text:span><text:span text:style-name="T1">czuwasz nade mn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boję się,</text:span><text:span text:style-name="T1"><text:line-break/></text:span><text:span text:style-name="T1">Gdy ciemno jest,</text:span><text:span text:style-name="T1"><text:line-break/></text:span><text:span text:style-name="T1">Ojciec za rękę</text:span><text:span text:style-name="T1"><text:line-break/></text:span><text:span text:style-name="T1">prowadzi mn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6"><text:span text:style-name="T2">2. Czasem się martwię,</text:span><text:span text:style-name="T2"><text:line-break/></text:span><text:span text:style-name="T2">czegoś nie umiem</text:span><text:span text:style-name="T2"><text:line-break/></text:span><text:span text:style-name="T2">Ty mnie pocieszasz</text:span><text:span text:style-name="T2"><text:line-break/></text:span><text:span text:style-name="T2">i mnie rozumiesz</text:span><text:span text:style-name="T2"><text:line-break/></text:span><text:span text:style-name="T2">Śmieję się głośno</text:span><text:span text:style-name="T2"><text:line-break/></text:span><text:span text:style-name="T2">kiedy żartujesz</text:span><text:span text:style-name="T2"><text:line-break/></text:span><text:span text:style-name="T2">Bardzo Cię kocham</text:span><text:span text:style-name="T2"><text:line-break/></text:span><text:span text:style-name="T2">i potrzebuj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boję się,</text:span><text:span text:style-name="T1"><text:line-break/></text:span><text:span text:style-name="T1">Gdy ciemno jest,</text:span><text:span text:style-name="T1"><text:line-break/></text:span><text:span text:style-name="T1">Ojciec za rękę</text:span><text:span text:style-name="T1"><text:line-break/></text:span><text:span text:style-name="T1">prowadzi mn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6"><text:span text:style-name="T3">3. Nasz Ojciec</text:span><text:span text:style-name="T3"><text:line-break/></text:span><text:span text:style-name="T3">mieszka w niebie,</text:span><text:span text:style-name="T3"><text:line-break/></text:span><text:span text:style-name="T3">kocha mnie i ciebie</text:span><text:span text:style-name="T3"><text:line-break/></text:span><text:span text:style-name="T4"> <text:s/></text:span><text:span text:style-name="T3">On nas kocha,</text:span><text:span text:style-name="T3"><text:line-break/></text:span><text:span text:style-name="T3">kocha mnie i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boję się,</text:span><text:span text:style-name="T1"><text:line-break/></text:span><text:span text:style-name="T1">Gdy ciemno jest,</text:span><text:span text:style-name="T1"><text:line-break/></text:span><text:span text:style-name="T1">Ojciec za rękę</text:span><text:span text:style-name="T1"><text:line-break/></text:span><text:span text:style-name="T1">prowadzi mn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6"><text:span text:style-name="T3">4. Sanki są w zimie,</text:span><text:span text:style-name="T3"><text:line-break/></text:span><text:span text:style-name="T3">rower jest w lato</text:span><text:span text:style-name="T3"><text:line-break/></text:span><text:span text:style-name="T3">Mama to nie jest to samo</text:span><text:span text:style-name="T3"><text:line-break/></text:span><text:span text:style-name="T3">co Ta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boję się,</text:span><text:span text:style-name="T1"><text:line-break/></text:span><text:span text:style-name="T1">Gdy ciemno jest,</text:span><text:span text:style-name="T1"><text:line-break/></text:span><text:span text:style-name="T1">Ojciec za rękę</text:span><text:span text:style-name="T1"><text:line-break/></text:span><text:span text:style-name="T1">prowadzi mn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9:54:31</dc:date>
    <dc:language>pl-PL</dc:language>
    <meta:editing-cycles>13</meta:editing-cycles>
    <meta:editing-duration>PT1H4M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